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imalFormatSymbols.setZeroDigi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MinusSign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InternationalCurrencySymb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Minus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Percen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Grouping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Infini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CurrencySymbol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PerM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Zero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Infin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DecimalFormat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DecimalFormatSymbols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PatternSeparato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Na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MonetaryDecimal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CurrencySymb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PerMill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Pattern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Decimal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DecimalSeparato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Dig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Digit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getPer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InternationalCurrencySymbol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GroupingSeparato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cimalFormatSymbols.setMonetaryDecimalSeparator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